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Default"/>
        <table:table-row table:style-name="ro1">
          <table:table-cell table:number-columns-repeated="8"/>
          <table:table-cell office:value-type="string" calcext:value-type="string">
            <text:p>next</text:p>
          </table:table-cell>
          <table:table-cell office:value-type="string" calcext:value-type="string">
            <text:p>this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3]+(1/3)^[.B4]*[.$C$3]" office:value-type="float" office:value="1.33333333333333" calcext:value-type="float">
            <text:p>1,3333333333333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4]+(1/3)^[.B5]*[.$C$3]" office:value-type="float" office:value="1.44444444444444" calcext:value-type="float">
            <text:p>1,4444444444444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5]+(1/3)^[.B6]*[.$C$3]" office:value-type="float" office:value="1.48148148148148" calcext:value-type="float">
            <text:p>1,481481481481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6]+(1/3)^[.B7]*[.$C$3]" office:value-type="float" office:value="1.49382716049383" calcext:value-type="float">
            <text:p>1,493827160493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7]+(1/3)^[.B8]*[.$C$3]" office:value-type="float" office:value="1.49794238683128" calcext:value-type="float">
            <text:p>1,497942386831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]+(1/3)^[.B9]*[.$C$3]" office:value-type="float" office:value="1.49931412894376" calcext:value-type="float">
            <text:p>1,499314128943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9]+(1/3)^[.B10]*[.$C$3]" office:value-type="float" office:value="1.49977137631459" calcext:value-type="float">
            <text:p>1,499771376314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0]+(1/3)^[.B11]*[.$C$3]" office:value-type="float" office:value="1.49992379210486" calcext:value-type="float">
            <text:p>1,499923792104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1]+(1/3)^[.B12]*[.$C$3]" office:value-type="float" office:value="1.49997459736829" calcext:value-type="float">
            <text:p>1,499974597368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2]+(1/3)^[.B13]*[.$C$3]" office:value-type="float" office:value="1.4999915324561" calcext:value-type="float">
            <text:p>1,49999153245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3]+(1/3)^[.B14]*[.$C$3]" office:value-type="float" office:value="1.49999717748537" calcext:value-type="float">
            <text:p>1,499997177485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4]+(1/3)^[.B15]*[.$C$3]" office:value-type="float" office:value="1.49999905916179" calcext:value-type="float">
            <text:p>1,499999059161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5]+(1/3)^[.B16]*[.$C$3]" office:value-type="float" office:value="1.49999968638726" calcext:value-type="float">
            <text:p>1,49999968638726</text:p>
          </table:table-cell>
          <table:table-cell table:number-columns-repeated="5"/>
          <table:table-cell office:value-type="float" office:value="9119" calcext:value-type="float">
            <text:p>9119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6]+(1/3)^[.B17]*[.$C$3]" office:value-type="float" office:value="1.49999989546242" calcext:value-type="float">
            <text:p>1,49999989546242</text:p>
          </table:table-cell>
          <table:table-cell table:number-columns-repeated="4"/>
          <table:table-cell office:value-type="float" office:value="9118" calcext:value-type="float">
            <text:p>9118</text:p>
          </table:table-cell>
          <table:table-cell table:formula="of:=[.H17]/2" office:value-type="float" office:value="4559" calcext:value-type="float">
            <text:p>4559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7]+(1/3)^[.B18]*[.$C$3]" office:value-type="float" office:value="1.49999996515414" calcext:value-type="float">
            <text:p>1,49999996515414</text:p>
          </table:table-cell>
          <table:table-cell table:number-columns-repeated="4"/>
          <table:table-cell office:value-type="float" office:value="4558" calcext:value-type="float">
            <text:p>4558</text:p>
          </table:table-cell>
          <table:table-cell table:formula="of:=[.H18]/2" office:value-type="float" office:value="2279" calcext:value-type="float">
            <text:p>2279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8]+(1/3)^[.B19]*[.$C$3]" office:value-type="float" office:value="1.49999998838471" calcext:value-type="float">
            <text:p>1,49999998838471</text:p>
          </table:table-cell>
          <table:table-cell table:number-columns-repeated="4"/>
          <table:table-cell office:value-type="float" office:value="2278" calcext:value-type="float">
            <text:p>2278</text:p>
          </table:table-cell>
          <table:table-cell table:formula="of:=[.H19]/2" office:value-type="float" office:value="1139" calcext:value-type="float">
            <text:p>1139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19]+(1/3)^[.B20]*[.$C$3]" office:value-type="float" office:value="1.49999999612824" calcext:value-type="float">
            <text:p>1,49999999612824</text:p>
          </table:table-cell>
          <table:table-cell table:number-columns-repeated="4"/>
          <table:table-cell office:value-type="float" office:value="1138" calcext:value-type="float">
            <text:p>1138</text:p>
          </table:table-cell>
          <table:table-cell table:formula="of:=[.H20]/2" office:value-type="float" office:value="569" calcext:value-type="float">
            <text:p>569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0]+(1/3)^[.B21]*[.$C$3]" office:value-type="float" office:value="1.49999999870941" calcext:value-type="float">
            <text:p>1,49999999870941</text:p>
          </table:table-cell>
          <table:table-cell table:number-columns-repeated="4"/>
          <table:table-cell office:value-type="float" office:value="568" calcext:value-type="float">
            <text:p>568</text:p>
          </table:table-cell>
          <table:table-cell table:formula="of:=[.H21]/2" office:value-type="float" office:value="284" calcext:value-type="float">
            <text:p>28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1]+(1/3)^[.B22]*[.$C$3]" office:value-type="float" office:value="1.4999999995698" calcext:value-type="float">
            <text:p>1,4999999995698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 table:formula="of:=[.H22]/2" office:value-type="float" office:value="142" calcext:value-type="float">
            <text:p>14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2]+(1/3)^[.B23]*[.$C$3]" office:value-type="float" office:value="1.4999999998566" calcext:value-type="float">
            <text:p>1,4999999998566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table:formula="of:=[.H23]/2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7T11:58:18.121789595</meta:creation-date>
    <dc:date>2019-11-14T10:06:12.987002143</dc:date>
    <meta:editing-duration>P1DT23H31M59S</meta:editing-duration>
    <meta:editing-cycles>2</meta:editing-cycles>
    <meta:generator>LibreOffice/6.3.3.2.0$Linux_X86_64 LibreOffice_project/3de445f0488b6b3c405222dbea27cd0e1481200f</meta:generator>
    <meta:document-statistic meta:table-count="1" meta:cell-count="97" meta:object-count="0"/>
  </office:meta>
</office:document-meta>
</file>